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1.05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4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4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14"/>
        <table:table-column table:style-name="co7" table:number-columns-repeated="2" table:default-cell-style-name="ce5"/>
        <table:table-column table:style-name="co1" table:default-cell-style-name="ce20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5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open_motor_E</text:p>
          </table:table-cell>
          <table:table-cell table:style-name="ce11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a comune Finecorsa</text:p>
          </table:table-cell>
          <table:table-cell table:style-name="ce12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closed_motor_E</text:p>
          </table:table-cell>
          <table:table-cell table:style-name="ce11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ecorsa_open_motor_W</text:p>
          </table:table-cell>
          <table:table-cell table:style-name="ce11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closed_motor_W</text:p>
          </table:table-cell>
          <table:table-cell table:style-name="ce11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torE_E</text:p>
          </table:table-cell>
          <table:table-cell table:style-name="ce11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torE_A</text:p>
          </table:table-cell>
          <table:table-cell table:style-name="ce11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GPIO12</text:p>
          </table:table-cell>
          <table:table-cell office:value-type="string" calcext:value-type="string">
            <text:p>roof_verify_op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MotorE_B</text:p>
          </table:table-cell>
          <table:table-cell table:style-name="ce11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GND</text:p>
          </table:table-cell>
          <table:table-cell office:value-type="string" calcext:value-type="string">
            <text:p>massa tetto_op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f_open</text:p>
          </table:table-cell>
          <table:table-cell table:style-name="ce11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GPIO16</text:p>
          </table:table-cell>
          <table:table-cell table:style-name="ce5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f_closed</text:p>
          </table:table-cell>
          <table:table-cell table:style-name="ce11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GPIO20</text:p>
          </table:table-cell>
          <table:table-cell table:style-name="ce5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GPIO21</text:p>
          </table:table-cell>
          <table:table-cell table:style-name="ce5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09:56:13.9354116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2-13T10:15:12.329022952</dc:date>
    <dc:creator>Raniero Albanesi</dc:creator>
    <meta:editing-duration>PT2H23M37S</meta:editing-duration>
    <meta:editing-cycles>8</meta:editing-cycles>
    <meta:generator>LibreOffice/5.1.6.2$Linux_x86 LibreOffice_project/10m0$Build-2</meta:generator>
    <meta:document-statistic meta:table-count="2" meta:cell-count="170" meta:object-count="0"/>
  </office:meta>
</office:document-meta>
</file>